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t_f1n</text:p>
          </table:table-cell>
          <table:table-cell office:value-type="string" calcext:value-type="string">
            <text:p>act_f2n</text:p>
          </table:table-cell>
          <table:table-cell office:value-type="string" calcext:value-type="string">
            <text:p>act_f3n</text:p>
          </table:table-cell>
          <table:table-cell office:value-type="string" calcext:value-type="string">
            <text:p>act_m1n</text:p>
          </table:table-cell>
          <table:table-cell office:value-type="string" calcext:value-type="string">
            <text:p>act_m2n</text:p>
          </table:table-cell>
          <table:table-cell office:value-type="string" calcext:value-type="string">
            <text:p>act_m3n</text:p>
          </table:table-cell>
          <table:table-cell office:value-type="string" calcext:value-type="string">
            <text:p>act_fn</text:p>
          </table:table-cell>
          <table:table-cell office:value-type="string" calcext:value-type="string">
            <text:p>act_pchfn</text:p>
          </table:table-cell>
          <table:table-cell office:value-type="string" calcext:value-type="string">
            <text:p>act_mn</text:p>
          </table:table-cell>
          <table:table-cell office:value-type="string" calcext:value-type="string">
            <text:p>act_pchmn</text:p>
          </table:table-cell>
          <table:table-cell office:value-type="string" calcext:value-type="string">
            <text:p>act_fprop</text:p>
          </table:table-cell>
          <table:table-cell office:value-type="string" calcext:value-type="string">
            <text:p>act_fprop1</text:p>
          </table:table-cell>
          <table:table-cell office:value-type="string" calcext:value-type="string">
            <text:p>act_fprop2</text:p>
          </table:table-cell>
          <table:table-cell office:value-type="string" calcext:value-type="string">
            <text:p>act_fprop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G2]/[.O2]" office:value-type="float" office:value="0.108108108108108" calcext:value-type="float">
            <text:p>0.1081081081</text:p>
          </table:table-cell>
          <table:table-cell table:formula="of:=[.A2]/([.A2]+[.D2])" office:value-type="float" office:value="0.153846153846154" calcext:value-type="float">
            <text:p>0.1538461538</text:p>
          </table:table-cell>
          <table:table-cell table:formula="of:=[.B2]/([.B2]+[.E2])" office:value-type="float" office:value="0.1875" calcext:value-type="float">
            <text:p>0.1875</text:p>
          </table:table-cell>
          <table:table-cell table:formula="of:=[.C2]/([.C2]+[.F2])" office:value-type="float" office:value="0.0666666666666667" calcext:value-type="float">
            <text:p>0.0666666667</text:p>
          </table:table-cell>
          <table:table-cell table:formula="of:=SUM([.A2:.F2])" office:value-type="float" office:value="74" calcext:value-type="float">
            <text:p>7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formula="of:=SUM([.T2:.Y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D2:.AF2])" office:value-type="float" office:value="0" calcext:value-type="float">
            <text:p>0</text:p>
          </table:table-cell>
          <table:table-cell table:formula="of:=SUM([.AA2:.AC2])" office:value-type="float" office:value="0" calcext:value-type="float">
            <text:p>0</text:p>
          </table:table-cell>
          <table:table-cell table:formula="of:=SUM([.AA2:.AF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N2:.AP2])" office:value-type="float" office:value="0" calcext:value-type="float">
            <text:p>0</text:p>
          </table:table-cell>
          <table:table-cell table:formula="of:=SUM([.AK2:.AM2])" office:value-type="float" office:value="0" calcext:value-type="float">
            <text:p>0</text:p>
          </table:table-cell>
          <table:table-cell table:formula="of:=[.AQ2]+[.AR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([.G3]-[.G2])/[.G2]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([.I3]-[.I2])/[.I2]" office:value-type="float" office:value="-0.0303030303030303" calcext:value-type="float">
            <text:p>-0.0303030303</text:p>
          </table:table-cell>
          <table:table-cell table:formula="of:=[.G3]/[.O3]" office:value-type="float" office:value="0.0985915492957746" calcext:value-type="float">
            <text:p>0.0985915493</text:p>
          </table:table-cell>
          <table:table-cell table:formula="of:=[.A3]/([.A3]+[.D3])" office:value-type="float" office:value="0.153846153846154" calcext:value-type="float">
            <text:p>0.1538461538</text:p>
          </table:table-cell>
          <table:table-cell table:formula="of:=[.B3]/([.B3]+[.E3])" office:value-type="float" office:value="0.1875" calcext:value-type="float">
            <text:p>0.1875</text:p>
          </table:table-cell>
          <table:table-cell table:formula="of:=[.C3]/([.C3]+[.F3])" office:value-type="float" office:value="0.0476190476190476" calcext:value-type="float">
            <text:p>0.0476190476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O3]-[.O2]" office:value-type="float" office:value="-3" calcext:value-type="float">
            <text:p>-3</text:p>
          </table:table-cell>
          <table:table-cell table:formula="of:=([.O3]-[.O2])/[.O2]" office:value-type="float" office:value="-0.0405405405405405" calcext:value-type="float">
            <text:p>-0.0405405405</text:p>
          </table:table-cell>
          <table:table-cell table:formula="of:=AVERAGE([.Q2:.Q3])" office:value-type="float" office:value="-0.0202702702702703" calcext:value-type="float">
            <text:p>-0.020270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3:.Y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D3:.AF3])" office:value-type="float" office:value="3" calcext:value-type="float">
            <text:p>3</text:p>
          </table:table-cell>
          <table:table-cell table:formula="of:=SUM([.AA3:.AC3])" office:value-type="float" office:value="0" calcext:value-type="float">
            <text:p>0</text:p>
          </table:table-cell>
          <table:table-cell table:formula="of:=SUM([.AA3:.AF3])" office:value-type="float" office:value="3" calcext:value-type="float">
            <text:p>3</text:p>
          </table:table-cell>
          <table:table-cell table:formula="of:=[.AI3]-[.Z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3:.AP3])" office:value-type="float" office:value="1" calcext:value-type="float">
            <text:p>1</text:p>
          </table:table-cell>
          <table:table-cell table:formula="of:=SUM([.AK3:.AM3])" office:value-type="float" office:value="0" calcext:value-type="float">
            <text:p>0</text:p>
          </table:table-cell>
          <table:table-cell table:formula="of:=[.AQ3]+[.AR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([.G4]-[.G3])/[.G3]" office:value-type="float" office:value="0.285714285714286" calcext:value-type="float">
            <text:p>0.2857142857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([.I4]-[.I3])/[.I3]" office:value-type="float" office:value="0.078125" calcext:value-type="float">
            <text:p>0.078125</text:p>
          </table:table-cell>
          <table:table-cell table:formula="of:=[.G4]/[.O4]" office:value-type="float" office:value="0.115384615384615" calcext:value-type="float">
            <text:p>0.1153846154</text:p>
          </table:table-cell>
          <table:table-cell table:formula="of:=[.A4]/([.A4]+[.D4])" office:value-type="float" office:value="0.2" calcext:value-type="float">
            <text:p>0.2</text:p>
          </table:table-cell>
          <table:table-cell table:formula="of:=[.B4]/([.B4]+[.E4])" office:value-type="float" office:value="0.2" calcext:value-type="float">
            <text:p>0.2</text:p>
          </table:table-cell>
          <table:table-cell table:formula="of:=[.C4]/([.C4]+[.F4])" office:value-type="float" office:value="0.0465116279069768" calcext:value-type="float">
            <text:p>0.0465116279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O4]-[.O3]" office:value-type="float" office:value="7" calcext:value-type="float">
            <text:p>7</text:p>
          </table:table-cell>
          <table:table-cell table:formula="of:=([.O4]-[.O3])/[.O3]" office:value-type="float" office:value="0.0985915492957746" calcext:value-type="float">
            <text:p>0.0985915493</text:p>
          </table:table-cell>
          <table:table-cell table:formula="of:=AVERAGE([.Q3:.Q4])" office:value-type="float" office:value="0.029025504377617" calcext:value-type="float">
            <text:p>0.0290255044</text:p>
          </table:table-cell>
          <table:table-cell table:formula="of:=AVERAGE([.Q2:.Q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T4:.Y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4:.AF4])" office:value-type="float" office:value="7" calcext:value-type="float">
            <text:p>7</text:p>
          </table:table-cell>
          <table:table-cell table:formula="of:=SUM([.AA4:.AC4])" office:value-type="float" office:value="2" calcext:value-type="float">
            <text:p>2</text:p>
          </table:table-cell>
          <table:table-cell table:formula="of:=SUM([.AA4:.AF4])" office:value-type="float" office:value="9" calcext:value-type="float">
            <text:p>9</text:p>
          </table:table-cell>
          <table:table-cell table:formula="of:=[.AI4]-[.Z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4:.AP4])" office:value-type="float" office:value="3" calcext:value-type="float">
            <text:p>3</text:p>
          </table:table-cell>
          <table:table-cell table:formula="of:=SUM([.AK4:.AM4])" office:value-type="float" office:value="0" calcext:value-type="float">
            <text:p>0</text:p>
          </table:table-cell>
          <table:table-cell table:formula="of:=[.AQ4]+[.AR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([.G5]-[.G4])/[.G4]" office:value-type="float" office:value="0.111111111111111" calcext:value-type="float">
            <text:p>0.1111111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([.I5]-[.I4])/[.I4]" office:value-type="float" office:value="-0.0144927536231884" calcext:value-type="float">
            <text:p>-0.0144927536</text:p>
          </table:table-cell>
          <table:table-cell table:formula="of:=[.G5]/[.O5]" office:value-type="float" office:value="0.128205128205128" calcext:value-type="float">
            <text:p>0.1282051282</text:p>
          </table:table-cell>
          <table:table-cell table:formula="of:=[.A5]/([.A5]+[.D5])" office:value-type="float" office:value="0.222222222222222" calcext:value-type="float">
            <text:p>0.2222222222</text:p>
          </table:table-cell>
          <table:table-cell table:formula="of:=[.B5]/([.B5]+[.E5])" office:value-type="float" office:value="0.230769230769231" calcext:value-type="float">
            <text:p>0.2307692308</text:p>
          </table:table-cell>
          <table:table-cell table:formula="of:=[.C5]/([.C5]+[.F5])" office:value-type="float" office:value="0.0638297872340425" calcext:value-type="float">
            <text:p>0.0638297872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O5]-[.O4]" office:value-type="float" office:value="0" calcext:value-type="float">
            <text:p>0</text:p>
          </table:table-cell>
          <table:table-cell table:formula="of:=([.O5]-[.O4])/[.O4]" office:value-type="float" office:value="0" calcext:value-type="float">
            <text:p>0</text:p>
          </table:table-cell>
          <table:table-cell table:formula="of:=AVERAGE([.Q4:.Q5])" office:value-type="float" office:value="0.0492957746478873" calcext:value-type="float">
            <text:p>0.0492957746</text:p>
          </table:table-cell>
          <table:table-cell table:formula="of:=AVERAGE([.Q3:.Q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Y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5:.AF5])" office:value-type="float" office:value="4" calcext:value-type="float">
            <text:p>4</text:p>
          </table:table-cell>
          <table:table-cell table:formula="of:=SUM([.AA5:.AC5])" office:value-type="float" office:value="0" calcext:value-type="float">
            <text:p>0</text:p>
          </table:table-cell>
          <table:table-cell table:formula="of:=SUM([.AA5:.AF5])" office:value-type="float" office:value="4" calcext:value-type="float">
            <text:p>4</text:p>
          </table:table-cell>
          <table:table-cell table:formula="of:=[.AI5]-[.Z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N5:.AP5])" office:value-type="float" office:value="6" calcext:value-type="float">
            <text:p>6</text:p>
          </table:table-cell>
          <table:table-cell table:formula="of:=SUM([.AK5:.AM5])" office:value-type="float" office:value="0" calcext:value-type="float">
            <text:p>0</text:p>
          </table:table-cell>
          <table:table-cell table:formula="of:=[.AQ5]+[.AR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([.G6]-[.G5])/[.G5]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([.I6]-[.I5])/[.I5]" office:value-type="float" office:value="0.0588235294117647" calcext:value-type="float">
            <text:p>0.0588235294</text:p>
          </table:table-cell>
          <table:table-cell table:formula="of:=[.G6]/[.O6]" office:value-type="float" office:value="0.142857142857143" calcext:value-type="float">
            <text:p>0.1428571429</text:p>
          </table:table-cell>
          <table:table-cell table:formula="of:=[.A6]/([.A6]+[.D6])" office:value-type="float" office:value="0.260869565217391" calcext:value-type="float">
            <text:p>0.2608695652</text:p>
          </table:table-cell>
          <table:table-cell table:formula="of:=[.B6]/([.B6]+[.E6])" office:value-type="float" office:value="0.25" calcext:value-type="float">
            <text:p>0.25</text:p>
          </table:table-cell>
          <table:table-cell table:formula="of:=[.C6]/([.C6]+[.F6])" office:value-type="float" office:value="0.0612244897959184" calcext:value-type="float">
            <text:p>0.0612244898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O6]-[.O5]" office:value-type="float" office:value="6" calcext:value-type="float">
            <text:p>6</text:p>
          </table:table-cell>
          <table:table-cell table:formula="of:=([.O6]-[.O5])/[.O5]" office:value-type="float" office:value="0.0769230769230769" calcext:value-type="float">
            <text:p>0.0769230769</text:p>
          </table:table-cell>
          <table:table-cell table:formula="of:=AVERAGE([.Q5:.Q6])" office:value-type="float" office:value="0.0384615384615385" calcext:value-type="float">
            <text:p>0.0384615385</text:p>
          </table:table-cell>
          <table:table-cell table:formula="of:=AVERAGE([.Q4:.Q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6:.Y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D6:.AF6])" office:value-type="float" office:value="5" calcext:value-type="float">
            <text:p>5</text:p>
          </table:table-cell>
          <table:table-cell table:formula="of:=SUM([.AA6:.AC6])" office:value-type="float" office:value="3" calcext:value-type="float">
            <text:p>3</text:p>
          </table:table-cell>
          <table:table-cell table:formula="of:=SUM([.AA6:.AF6])" office:value-type="float" office:value="8" calcext:value-type="float">
            <text:p>8</text:p>
          </table:table-cell>
          <table:table-cell table:formula="of:=[.AI6]-[.Z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N6:.AP6])" office:value-type="float" office:value="5" calcext:value-type="float">
            <text:p>5</text:p>
          </table:table-cell>
          <table:table-cell table:formula="of:=SUM([.AK6:.AM6])" office:value-type="float" office:value="0" calcext:value-type="float">
            <text:p>0</text:p>
          </table:table-cell>
          <table:table-cell table:formula="of:=[.AQ6]+[.AR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([.G7]-[.G6])/[.G6]" office:value-type="float" office:value="0.0833333333333333" calcext:value-type="float">
            <text:p>0.083333333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([.I7]-[.I6])/[.I6]" office:value-type="float" office:value="0" calcext:value-type="float">
            <text:p>0</text:p>
          </table:table-cell>
          <table:table-cell table:formula="of:=[.G7]/[.O7]" office:value-type="float" office:value="0.152941176470588" calcext:value-type="float">
            <text:p>0.1529411765</text:p>
          </table:table-cell>
          <table:table-cell table:formula="of:=[.A7]/([.A7]+[.D7])" office:value-type="float" office:value="0.291666666666667" calcext:value-type="float">
            <text:p>0.2916666667</text:p>
          </table:table-cell>
          <table:table-cell table:formula="of:=[.B7]/([.B7]+[.E7])" office:value-type="float" office:value="0.166666666666667" calcext:value-type="float">
            <text:p>0.1666666667</text:p>
          </table:table-cell>
          <table:table-cell table:formula="of:=[.C7]/([.C7]+[.F7])" office:value-type="float" office:value="0.0816326530612245" calcext:value-type="float">
            <text:p>0.0816326531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O7]-[.O6]" office:value-type="float" office:value="1" calcext:value-type="float">
            <text:p>1</text:p>
          </table:table-cell>
          <table:table-cell table:formula="of:=([.O7]-[.O6])/[.O6]" office:value-type="float" office:value="0.0119047619047619" calcext:value-type="float">
            <text:p>0.0119047619</text:p>
          </table:table-cell>
          <table:table-cell table:formula="of:=AVERAGE([.Q6:.Q7])" office:value-type="float" office:value="0.0444139194139194" calcext:value-type="float">
            <text:p>0.0444139194</text:p>
          </table:table-cell>
          <table:table-cell table:formula="of:=AVERAGE([.Q5:.Q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7:.Y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D7:.AF7])" office:value-type="float" office:value="1" calcext:value-type="float">
            <text:p>1</text:p>
          </table:table-cell>
          <table:table-cell table:formula="of:=SUM([.AA7:.AC7])" office:value-type="float" office:value="1" calcext:value-type="float">
            <text:p>1</text:p>
          </table:table-cell>
          <table:table-cell table:formula="of:=SUM([.AA7:.AF7])" office:value-type="float" office:value="2" calcext:value-type="float">
            <text:p>2</text:p>
          </table:table-cell>
          <table:table-cell table:formula="of:=[.AI7]-[.Z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N7:.AP7])" office:value-type="float" office:value="0" calcext:value-type="float">
            <text:p>0</text:p>
          </table:table-cell>
          <table:table-cell table:formula="of:=SUM([.AK7:.AM7])" office:value-type="float" office:value="2" calcext:value-type="float">
            <text:p>2</text:p>
          </table:table-cell>
          <table:table-cell table:formula="of:=[.AQ7]+[.AR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([.G8]-[.G7])/[.G7]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([.I8]-[.I7])/[.I7]" office:value-type="float" office:value="0.0555555555555556" calcext:value-type="float">
            <text:p>0.0555555556</text:p>
          </table:table-cell>
          <table:table-cell table:formula="of:=[.G8]/[.O8]" office:value-type="float" office:value="0.146067415730337" calcext:value-type="float">
            <text:p>0.1460674157</text:p>
          </table:table-cell>
          <table:table-cell table:formula="of:=[.A8]/([.A8]+[.D8])" office:value-type="float" office:value="0.230769230769231" calcext:value-type="float">
            <text:p>0.2307692308</text:p>
          </table:table-cell>
          <table:table-cell table:formula="of:=[.B8]/([.B8]+[.E8])" office:value-type="float" office:value="0.230769230769231" calcext:value-type="float">
            <text:p>0.2307692308</text:p>
          </table:table-cell>
          <table:table-cell table:formula="of:=[.C8]/([.C8]+[.F8]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O8]-[.O7]" office:value-type="float" office:value="4" calcext:value-type="float">
            <text:p>4</text:p>
          </table:table-cell>
          <table:table-cell table:formula="of:=([.O8]-[.O7])/[.O7]" office:value-type="float" office:value="0.0470588235294118" calcext:value-type="float">
            <text:p>0.0470588235</text:p>
          </table:table-cell>
          <table:table-cell table:formula="of:=AVERAGE([.Q7:.Q8])" office:value-type="float" office:value="0.0294817927170868" calcext:value-type="float">
            <text:p>0.0294817927</text:p>
          </table:table-cell>
          <table:table-cell table:formula="of:=AVERAGE([.Q6:.Q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8:.Y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8:.AF8])" office:value-type="float" office:value="4" calcext:value-type="float">
            <text:p>4</text:p>
          </table:table-cell>
          <table:table-cell table:formula="of:=SUM([.AA8:.AC8])" office:value-type="float" office:value="1" calcext:value-type="float">
            <text:p>1</text:p>
          </table:table-cell>
          <table:table-cell table:formula="of:=SUM([.AA8:.AF8])" office:value-type="float" office:value="5" calcext:value-type="float">
            <text:p>5</text:p>
          </table:table-cell>
          <table:table-cell table:formula="of:=[.AI8]-[.Z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8:.AP8])" office:value-type="float" office:value="1" calcext:value-type="float">
            <text:p>1</text:p>
          </table:table-cell>
          <table:table-cell table:formula="of:=SUM([.AK8:.AM8])" office:value-type="float" office:value="1" calcext:value-type="float">
            <text:p>1</text:p>
          </table:table-cell>
          <table:table-cell table:formula="of:=[.AQ8]+[.AR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([.G9]-[.G8])/[.G8]" office:value-type="float" office:value="-0.0769230769230769" calcext:value-type="float">
            <text:p>-0.0769230769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([.I9]-[.I8])/[.I8]" office:value-type="float" office:value="-0.0263157894736842" calcext:value-type="float">
            <text:p>-0.0263157895</text:p>
          </table:table-cell>
          <table:table-cell table:formula="of:=[.G9]/[.O9]" office:value-type="float" office:value="0.13953488372093" calcext:value-type="float">
            <text:p>0.1395348837</text:p>
          </table:table-cell>
          <table:table-cell table:formula="of:=[.A9]/([.A9]+[.D9])" office:value-type="float" office:value="0.25" calcext:value-type="float">
            <text:p>0.25</text:p>
          </table:table-cell>
          <table:table-cell table:formula="of:=[.B9]/([.B9]+[.E9])" office:value-type="float" office:value="0.153846153846154" calcext:value-type="float">
            <text:p>0.1538461538</text:p>
          </table:table-cell>
          <table:table-cell table:formula="of:=[.C9]/([.C9]+[.F9])" office:value-type="float" office:value="0.0816326530612245" calcext:value-type="float">
            <text:p>0.0816326531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O9]-[.O8]" office:value-type="float" office:value="-3" calcext:value-type="float">
            <text:p>-3</text:p>
          </table:table-cell>
          <table:table-cell table:formula="of:=([.O9]-[.O8])/[.O8]" office:value-type="float" office:value="-0.0337078651685393" calcext:value-type="float">
            <text:p>-0.0337078652</text:p>
          </table:table-cell>
          <table:table-cell table:formula="of:=AVERAGE([.Q8:.Q9])" office:value-type="float" office:value="0.00667547918043622" calcext:value-type="float">
            <text:p>0.0066754792</text:p>
          </table:table-cell>
          <table:table-cell table:formula="of:=AVERAGE([.Q7:.Q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T9:.Y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D9:.AF9])" office:value-type="float" office:value="3" calcext:value-type="float">
            <text:p>3</text:p>
          </table:table-cell>
          <table:table-cell table:formula="of:=SUM([.AA9:.AC9])" office:value-type="float" office:value="0" calcext:value-type="float">
            <text:p>0</text:p>
          </table:table-cell>
          <table:table-cell table:formula="of:=SUM([.AA9:.AF9])" office:value-type="float" office:value="3" calcext:value-type="float">
            <text:p>3</text:p>
          </table:table-cell>
          <table:table-cell table:formula="of:=[.AI9]-[.Z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N9:.AP9])" office:value-type="float" office:value="2" calcext:value-type="float">
            <text:p>2</text:p>
          </table:table-cell>
          <table:table-cell table:formula="of:=SUM([.AK9:.AM9])" office:value-type="float" office:value="1" calcext:value-type="float">
            <text:p>1</text:p>
          </table:table-cell>
          <table:table-cell table:formula="of:=[.AQ9]+[.AR9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([.G10]-[.G9])/[.G9]" office:value-type="float" office:value="-0.0833333333333333" calcext:value-type="float">
            <text:p>-0.083333333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([.I10]-[.I9])/[.I9]" office:value-type="float" office:value="-0.0540540540540541" calcext:value-type="float">
            <text:p>-0.0540540541</text:p>
          </table:table-cell>
          <table:table-cell table:formula="of:=[.G10]/[.O10]" office:value-type="float" office:value="0.135802469135802" calcext:value-type="float">
            <text:p>0.1358024691</text:p>
          </table:table-cell>
          <table:table-cell table:formula="of:=[.A10]/([.A10]+[.D10])" office:value-type="float" office:value="0.157894736842105" calcext:value-type="float">
            <text:p>0.1578947368</text:p>
          </table:table-cell>
          <table:table-cell table:formula="of:=[.B10]/([.B10]+[.E10])" office:value-type="float" office:value="0.2" calcext:value-type="float">
            <text:p>0.2</text:p>
          </table:table-cell>
          <table:table-cell table:formula="of:=[.C10]/([.C10]+[.F10])" office:value-type="float" office:value="0.106382978723404" calcext:value-type="float">
            <text:p>0.1063829787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O10]-[.O9]" office:value-type="float" office:value="-5" calcext:value-type="float">
            <text:p>-5</text:p>
          </table:table-cell>
          <table:table-cell table:formula="of:=([.O10]-[.O9])/[.O9]" office:value-type="float" office:value="-0.0581395348837209" calcext:value-type="float">
            <text:p>-0.0581395349</text:p>
          </table:table-cell>
          <table:table-cell table:formula="of:=AVERAGE([.Q9:.Q10])" office:value-type="float" office:value="-0.0459237000261301" calcext:value-type="float">
            <text:p>-0.0459237</text:p>
          </table:table-cell>
          <table:table-cell table:formula="of:=AVERAGE([.Q8:.Q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0:.Y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0:.AF10])" office:value-type="float" office:value="4" calcext:value-type="float">
            <text:p>4</text:p>
          </table:table-cell>
          <table:table-cell table:formula="of:=SUM([.AA10:.AC10])" office:value-type="float" office:value="0" calcext:value-type="float">
            <text:p>0</text:p>
          </table:table-cell>
          <table:table-cell table:formula="of:=SUM([.AA10:.AF10])" office:value-type="float" office:value="4" calcext:value-type="float">
            <text:p>4</text:p>
          </table:table-cell>
          <table:table-cell table:formula="of:=[.AI10]-[.Z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10:.AP10])" office:value-type="float" office:value="2" calcext:value-type="float">
            <text:p>2</text:p>
          </table:table-cell>
          <table:table-cell table:formula="of:=SUM([.AK10:.AM10])" office:value-type="float" office:value="2" calcext:value-type="float">
            <text:p>2</text:p>
          </table:table-cell>
          <table:table-cell table:formula="of:=[.AQ10]+[.AR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([.G11]-[.G10])/[.G10]" office:value-type="float" office:value="0.272727272727273" calcext:value-type="float">
            <text:p>0.2727272727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([.I11]-[.I10])/[.I10]" office:value-type="float" office:value="-0.0142857142857143" calcext:value-type="float">
            <text:p>-0.0142857143</text:p>
          </table:table-cell>
          <table:table-cell table:formula="of:=[.G11]/[.O11]" office:value-type="float" office:value="0.168674698795181" calcext:value-type="float">
            <text:p>0.1686746988</text:p>
          </table:table-cell>
          <table:table-cell table:formula="of:=[.A11]/([.A11]+[.D11])" office:value-type="float" office:value="0.277777777777778" calcext:value-type="float">
            <text:p>0.2777777778</text:p>
          </table:table-cell>
          <table:table-cell table:formula="of:=[.B11]/([.B11]+[.E11])" office:value-type="float" office:value="0.235294117647059" calcext:value-type="float">
            <text:p>0.2352941176</text:p>
          </table:table-cell>
          <table:table-cell table:formula="of:=[.C11]/([.C11]+[.F11])" office:value-type="float" office:value="0.104166666666667" calcext:value-type="float">
            <text:p>0.1041666667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O11]-[.O10]" office:value-type="float" office:value="2" calcext:value-type="float">
            <text:p>2</text:p>
          </table:table-cell>
          <table:table-cell table:formula="of:=([.O11]-[.O10])/[.O10]" office:value-type="float" office:value="0.0246913580246914" calcext:value-type="float">
            <text:p>0.024691358</text:p>
          </table:table-cell>
          <table:table-cell table:formula="of:=AVERAGE([.Q10:.Q11])" office:value-type="float" office:value="-0.0167240884295148" calcext:value-type="float">
            <text:p>-0.0167240884</text:p>
          </table:table-cell>
          <table:table-cell table:formula="of:=AVERAGE([.Q9:.Q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T11:.Y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1:.AF11])" office:value-type="float" office:value="4" calcext:value-type="float">
            <text:p>4</text:p>
          </table:table-cell>
          <table:table-cell table:formula="of:=SUM([.AA11:.AC11])" office:value-type="float" office:value="3" calcext:value-type="float">
            <text:p>3</text:p>
          </table:table-cell>
          <table:table-cell table:formula="of:=SUM([.AA11:.AF11])" office:value-type="float" office:value="7" calcext:value-type="float">
            <text:p>7</text:p>
          </table:table-cell>
          <table:table-cell table:formula="of:=[.AI11]-[.Z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11:.AP11])" office:value-type="float" office:value="3" calcext:value-type="float">
            <text:p>3</text:p>
          </table:table-cell>
          <table:table-cell table:formula="of:=SUM([.AK11:.AM11])" office:value-type="float" office:value="1" calcext:value-type="float">
            <text:p>1</text:p>
          </table:table-cell>
          <table:table-cell table:formula="of:=[.AQ11]+[.AR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([.G12]-[.G11])/[.G11]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([.I12]-[.I11])/[.I11]" office:value-type="float" office:value="-0.0289855072463768" calcext:value-type="float">
            <text:p>-0.0289855072</text:p>
          </table:table-cell>
          <table:table-cell table:formula="of:=[.G12]/[.O12]" office:value-type="float" office:value="0.17283950617284" calcext:value-type="float">
            <text:p>0.1728395062</text:p>
          </table:table-cell>
          <table:table-cell table:formula="of:=[.A12]/([.A12]+[.D12])" office:value-type="float" office:value="0.263157894736842" calcext:value-type="float">
            <text:p>0.2631578947</text:p>
          </table:table-cell>
          <table:table-cell table:formula="of:=[.B12]/([.B12]+[.E12])" office:value-type="float" office:value="0.285714285714286" calcext:value-type="float">
            <text:p>0.2857142857</text:p>
          </table:table-cell>
          <table:table-cell table:formula="of:=[.C12]/([.C12]+[.F12])" office:value-type="float" office:value="0.104166666666667" calcext:value-type="float">
            <text:p>0.1041666667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O12]-[.O11]" office:value-type="float" office:value="-2" calcext:value-type="float">
            <text:p>-2</text:p>
          </table:table-cell>
          <table:table-cell table:formula="of:=([.O12]-[.O11])/[.O11]" office:value-type="float" office:value="-0.0240963855421687" calcext:value-type="float">
            <text:p>-0.0240963855</text:p>
          </table:table-cell>
          <table:table-cell table:formula="of:=AVERAGE([.Q11:.Q12])" office:value-type="float" office:value="0.00029748624126134" calcext:value-type="float">
            <text:p>0.0002974862</text:p>
          </table:table-cell>
          <table:table-cell table:formula="of:=AVERAGE([.Q10:.Q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T12:.Y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D12:.AF12])" office:value-type="float" office:value="4" calcext:value-type="float">
            <text:p>4</text:p>
          </table:table-cell>
          <table:table-cell table:formula="of:=SUM([.AA12:.AC12])" office:value-type="float" office:value="1" calcext:value-type="float">
            <text:p>1</text:p>
          </table:table-cell>
          <table:table-cell table:formula="of:=SUM([.AA12:.AF12])" office:value-type="float" office:value="5" calcext:value-type="float">
            <text:p>5</text:p>
          </table:table-cell>
          <table:table-cell table:formula="of:=[.AI12]-[.Z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N12:.AP12])" office:value-type="float" office:value="3" calcext:value-type="float">
            <text:p>3</text:p>
          </table:table-cell>
          <table:table-cell table:formula="of:=SUM([.AK12:.AM12])" office:value-type="float" office:value="2" calcext:value-type="float">
            <text:p>2</text:p>
          </table:table-cell>
          <table:table-cell table:formula="of:=[.AQ12]+[.AR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([.G13]-[.G12])/[.G12]" office:value-type="float" office:value="0.285714285714286" calcext:value-type="float">
            <text:p>0.2857142857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([.I13]-[.I12])/[.I12]" office:value-type="float" office:value="-0.0447761194029851" calcext:value-type="float">
            <text:p>-0.0447761194</text:p>
          </table:table-cell>
          <table:table-cell table:formula="of:=[.G13]/[.O13]" office:value-type="float" office:value="0.219512195121951" calcext:value-type="float">
            <text:p>0.2195121951</text:p>
          </table:table-cell>
          <table:table-cell table:formula="of:=[.A13]/([.A13]+[.D13])" office:value-type="float" office:value="0.333333333333333" calcext:value-type="float">
            <text:p>0.3333333333</text:p>
          </table:table-cell>
          <table:table-cell table:formula="of:=[.B13]/([.B13]+[.E13])" office:value-type="float" office:value="0.375" calcext:value-type="float">
            <text:p>0.375</text:p>
          </table:table-cell>
          <table:table-cell table:formula="of:=[.C13]/([.C13]+[.F13])" office:value-type="float" office:value="0.111111111111111" calcext:value-type="float">
            <text:p>0.1111111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O13]-[.O12]" office:value-type="float" office:value="1" calcext:value-type="float">
            <text:p>1</text:p>
          </table:table-cell>
          <table:table-cell table:formula="of:=([.O13]-[.O12])/[.O12]" office:value-type="float" office:value="0.0123456790123457" calcext:value-type="float">
            <text:p>0.012345679</text:p>
          </table:table-cell>
          <table:table-cell table:formula="of:=AVERAGE([.Q12:.Q13])" office:value-type="float" office:value="-0.0058753532649115" calcext:value-type="float">
            <text:p>-0.0058753533</text:p>
          </table:table-cell>
          <table:table-cell table:formula="of:=AVERAGE([.Q11:.Q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T13:.Y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D13:.AF13])" office:value-type="float" office:value="4" calcext:value-type="float">
            <text:p>4</text:p>
          </table:table-cell>
          <table:table-cell table:formula="of:=SUM([.AA13:.AC13])" office:value-type="float" office:value="4" calcext:value-type="float">
            <text:p>4</text:p>
          </table:table-cell>
          <table:table-cell table:formula="of:=SUM([.AA13:.AF13])" office:value-type="float" office:value="8" calcext:value-type="float">
            <text:p>8</text:p>
          </table:table-cell>
          <table:table-cell table:formula="of:=[.AI13]-[.Z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N13:.AP13])" office:value-type="float" office:value="0" calcext:value-type="float">
            <text:p>0</text:p>
          </table:table-cell>
          <table:table-cell table:formula="of:=SUM([.AK13:.AM13])" office:value-type="float" office:value="1" calcext:value-type="float">
            <text:p>1</text:p>
          </table:table-cell>
          <table:table-cell table:formula="of:=[.AQ13]+[.AR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([.G14]-[.G13])/[.G13]" office:value-type="float" office:value="0.0555555555555556" calcext:value-type="float">
            <text:p>0.05555555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([.I14]-[.I13])/[.I13]" office:value-type="float" office:value="0.09375" calcext:value-type="float">
            <text:p>0.09375</text:p>
          </table:table-cell>
          <table:table-cell table:formula="of:=[.G14]/[.O14]" office:value-type="float" office:value="0.213483146067416" calcext:value-type="float">
            <text:p>0.2134831461</text:p>
          </table:table-cell>
          <table:table-cell table:formula="of:=[.A14]/([.A14]+[.D14])" office:value-type="float" office:value="0.32" calcext:value-type="float">
            <text:p>0.32</text:p>
          </table:table-cell>
          <table:table-cell table:formula="of:=[.B14]/([.B14]+[.E14])" office:value-type="float" office:value="0.285714285714286" calcext:value-type="float">
            <text:p>0.2857142857</text:p>
          </table:table-cell>
          <table:table-cell table:formula="of:=[.C14]/([.C14]+[.F14])" office:value-type="float" office:value="0.116279069767442" calcext:value-type="float">
            <text:p>0.1162790698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O14]-[.O13]" office:value-type="float" office:value="7" calcext:value-type="float">
            <text:p>7</text:p>
          </table:table-cell>
          <table:table-cell table:formula="of:=([.O14]-[.O13])/[.O13]" office:value-type="float" office:value="0.0853658536585366" calcext:value-type="float">
            <text:p>0.0853658537</text:p>
          </table:table-cell>
          <table:table-cell table:formula="of:=AVERAGE([.Q13:.Q14])" office:value-type="float" office:value="0.0488557663354411" calcext:value-type="float">
            <text:p>0.0488557663</text:p>
          </table:table-cell>
          <table:table-cell table:formula="of:=AVERAGE([.Q12:.Q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14:.Y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D14:.AF14])" office:value-type="float" office:value="7" calcext:value-type="float">
            <text:p>7</text:p>
          </table:table-cell>
          <table:table-cell table:formula="of:=SUM([.AA14:.AC14])" office:value-type="float" office:value="3" calcext:value-type="float">
            <text:p>3</text:p>
          </table:table-cell>
          <table:table-cell table:formula="of:=SUM([.AA14:.AF14])" office:value-type="float" office:value="10" calcext:value-type="float">
            <text:p>10</text:p>
          </table:table-cell>
          <table:table-cell table:formula="of:=[.AI14]-[.Z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N14:.AP14])" office:value-type="float" office:value="2" calcext:value-type="float">
            <text:p>2</text:p>
          </table:table-cell>
          <table:table-cell table:formula="of:=SUM([.AK14:.AM14])" office:value-type="float" office:value="0" calcext:value-type="float">
            <text:p>0</text:p>
          </table:table-cell>
          <table:table-cell table:formula="of:=[.AQ14]+[.AR14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0:43:57.91541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0:44:43.139976302</dc:date>
    <meta:editing-duration>P1DT6H14M59S</meta:editing-duration>
    <meta:editing-cycles>23</meta:editing-cycles>
    <meta:generator>LibreOffice/5.1.6.2$Linux_X86_64 LibreOffice_project/10m0$Build-2</meta:generator>
    <meta:document-statistic meta:table-count="1" meta:cell-count="629" meta:object-count="0"/>
  </office:meta>
</office:document-meta>
</file>